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r.Eng.Amr Samy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Siegwerk Technical Assessmen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ntroduction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2"><text:span text:style-name="T1">Hello everyone, my name is Amr Samy, and I am a Senior Software Engineer with extensive experience in designing and developing robust, scalable software solutions. Throughout my career at companies like ServiceNow, CIB, Elsewedy Electrometer Group, Ileadcom, and ITPeaks, I have developed expertise in software architecture, performance optimization, and system integration. My background also includes strong technical leadership and a passion for teaching, where I've mentored developers and designed comprehensive training program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ajor Accomplishment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3"><text:span text:style-name="T2">Performance Optimization: Designed and optimized a software architecture for statement holders that successfully processed 1 million statements in just 4.5 minutes, demonstrating a commitment to efficiency and high performance.</text:span></text:p>
              </text:list-item>
              <text:list-item>
                <text:p text:style-name="P3"><text:span text:style-name="T2">Software Architecture &amp; DevOps: Architected and deployed a comprehensive DevOps environment for a microservices architecture on Linux, utilizing advanced technologies like Docker, Kubernetes, and Helm Charts.</text:span></text:p>
              </text:list-item>
              <text:list-item>
                <text:p text:style-name="P3"><text:span text:style-name="T2">Platform Expertise: Led the design and development of complex custom applications, workflows, and integrations on the ServiceNow platform.</text:span></text:p>
              </text:list-item>
              <text:list-item>
                <text:p text:style-name="P3"><text:span text:style-name="T2">Technical Leadership &amp; Mentorship: Provided technical leadership and guidance, mentored junior developers, and oversaw code quality and best practices to ensure the delivery of high-quality software solutions.</text:span></text:p>
              </text:list-item>
              <text:list-item>
                <text:p text:style-name="P3"><text:span text:style-name="T2">Instructional Design &amp; Training: Designed, developed, and delivered effective training programs and workshops for software instructors and developers, including creating comprehensive evaluation exams.</text:span></text:p>
              </text:list-item>
              <text:list-item>
                <text:p text:style-name="P3"><text:span text:style-name="T2">Advanced Systems Integration: Integrated ML.NET models to enhance user engagement in .NET Core web applications and developed a MultiSpeack Protocol Adaptor to seamlessly facilitate communication and data conversion between systems.</text:span></text:p>
              </text:list-item>
              <text:list-item>
                <text:p text:style-name="P3"><text:span text:style-name="T3">Application Security: Implemented robust security protocols and best practices, including PKI, TLS, and a FIPS Provider, while also utilizing JWT for authentication and authorization to ensure data integrity and user privacy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ber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0T21:06:19.306634500</meta:creation-date>
    <dc:description>This work is licensed under a Creative Commons 0 License.
It makes use of the works of Alexander Wilms.</dc:description>
    <meta:generator>LibreOffice/25.8.1.1$Windows_X86_64 LibreOffice_project/54047653041915e595ad4e45cccea684809c77b5</meta:generator>
    <dc:title>DNA</dc:title>
    <meta:editing-duration>PT9M41S</meta:editing-duration>
    <meta:editing-cycles>2</meta:editing-cycles>
    <dc:date>2025-09-10T21:16:00.459654400</dc:date>
    <meta:document-statistic meta:object-count="115"/>
  </office:meta>
</office:document-meta>
</file>